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2000000126A1083B06CAD091A.png" manifest:media-type="image/png"/>
  <manifest:file-entry manifest:full-path="Pictures/100002010000001300000013B834E0F8C1783679.png" manifest:media-type="image/png"/>
  <manifest:file-entry manifest:full-path="Pictures/100002010000001200000011891F86251DC030B0.png" manifest:media-type="image/png"/>
  <manifest:file-entry manifest:full-path="Pictures/100002010000001000000011DF1C05EFDF2F9A9F.png" manifest:media-type="image/png"/>
  <manifest:file-entry manifest:full-path="Pictures/100002010000026C000004AC9E5C98936CD891B5.png" manifest:media-type="image/png"/>
  <manifest:file-entry manifest:full-path="Pictures/10000201000000110000000E8D4FEE0639571A35.png" manifest:media-type="image/png"/>
  <manifest:file-entry manifest:full-path="Pictures/100002010000043100000397022C322E37CAE228.png" manifest:media-type="image/png"/>
  <manifest:file-entry manifest:full-path="Pictures/1000020100000235000002F790C430D740DFC2BC.png" manifest:media-type="image/png"/>
  <manifest:file-entry manifest:full-path="Pictures/100002010000001300000011538AFB3156793F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6.464cm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6.464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.668cm" fo:min-width="1.942cm"/>
    </style:style>
    <style:style style:name="gr5" style:family="graphic" style:parent-style-name="standard">
      <style:graphic-properties draw:textarea-horizontal-align="justify" draw:textarea-vertical-align="middle" draw:auto-grow-height="false" fo:min-height="0.668cm" fo:min-width="0.418cm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 fo:min-height="0.258cm" fo:min-width="0.008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668cm" fo:min-width="4.02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2" style:family="graphic" style:parent-style-name="standard">
      <style:graphic-properties draw:textarea-horizontal-align="justify" draw:textarea-vertical-align="top" draw:auto-grow-height="false" fo:min-height="6.608cm" fo:min-width="8.644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14" style:family="graphic" style:parent-style-name="standard">
      <style:graphic-properties draw:fill-color="#cc00cc" draw:textarea-horizontal-align="justify" draw:textarea-vertical-align="middle" draw:auto-grow-height="false" fo:min-height="1.528cm" fo:min-width="1.278cm"/>
    </style:style>
    <style:style style:name="gr15" style:family="graphic" style:parent-style-name="standard">
      <style:graphic-properties draw:fill-color="#0000cc" draw:textarea-horizontal-align="justify" draw:textarea-vertical-align="middle" draw:auto-grow-height="false" fo:min-height="1.528cm" fo:min-width="1.278cm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17" style:family="graphic" style:parent-style-name="standard">
      <style:graphic-properties draw:fill-color="#009933" draw:textarea-horizontal-align="justify" draw:textarea-vertical-align="middle" draw:auto-grow-height="false" fo:min-height="1.528cm" fo:min-width="1.278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-color="#6666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cc00cc"/>
      <style:paragraph-properties fo:text-align="center"/>
    </style:style>
    <style:style style:name="P10" style:family="paragraph">
      <loext:graphic-properties draw:fill-color="#0000cc"/>
      <style:paragraph-properties fo:text-align="center"/>
    </style:style>
    <style:style style:name="P11" style:family="paragraph">
      <loext:graphic-properties draw:fill-color="#009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7cm" svg:height="3.506cm" svg:x="0cm" svg:y="0.05cm" presentation:class="title" presentation:user-transformed="true">
          <draw:text-box>
            <text:p>1. Login</text:p>
          </draw:text-box>
        </draw:frame>
        <draw:frame presentation:style-name="pr2" draw:text-style-name="P1" draw:layer="layout" svg:width="12.7cm" svg:height="12.179cm" svg:x="0cm" svg:y="4.839cm" presentation:class="subtitle" presentation:user-transformed="true">
          <draw:text-box>
            <text:p>&gt; insert :username</text:p>
            <text:p>&gt; insert :password </text:p>
            <text:p><text:s text:c="2"/>&gt; hit enter or Login <text:s/></text:p>
          </draw:text-box>
        </draw:frame>
        <draw:frame draw:style-name="gr1" draw:text-style-name="P2" draw:layer="layout" svg:width="10.885cm" svg:height="20.999cm" svg:x="17.272cm" svg:y="0cm">
          <draw:image xlink:href="Pictures/100002010000026C000004AC9E5C98936CD891B5.png" xlink:type="simple" xlink:show="embed" xlink:actuate="onLoad">
            <text:p/>
          </draw:image>
        </draw:frame>
        <draw:custom-shape draw:style-name="gr2" draw:text-style-name="P3" draw:layer="layout" svg:width="7.112cm" svg:height="1.524cm" svg:x="19.30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112cm" svg:height="1.524cm" svg:x="19.305cm" svg:y="6.859cm">
          <text:p text:style-name="P3">:user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112cm" svg:height="1.524cm" svg:x="19.304cm" svg:y="9.144cm">
          <text:p text:style-name="P3">: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1.016cm" svg:x="19.304cm" svg:y="11.684cm">
          <text:p text:style-name="P3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1.016cm" svg:x="22.352cm" svg:y="11.684cm">
          <text:p text:style-name="P3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016cm" svg:height="1.016cm" svg:x="25.4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508cm" svg:height="0.508cm" svg:x="25.65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12.7cm" svg:height="3.506cm" svg:x="0cm" svg:y="0.05cm" presentation:class="title" presentation:user-transformed="true">
          <draw:text-box>
            <text:p>2. </text:p>
          </draw:text-box>
        </draw:frame>
        <draw:frame draw:style-name="gr8" draw:text-style-name="P6" draw:layer="layout" svg:width="10.885cm" svg:height="20.999cm" svg:x="17.563cm" svg:y="0cm">
          <draw:image xlink:href="Pictures/100002010000026C000004AC9E5C98936CD891B5.png" xlink:type="simple" xlink:show="embed" xlink:actuate="onLoad">
            <text:p/>
          </draw:image>
        </draw:frame>
        <draw:custom-shape draw:style-name="gr9" draw:text-style-name="P7" draw:layer="layout" svg:width="4.626cm" svg:height="1.016cm" svg:x="18.334cm" svg:y="17.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626cm" svg:height="1.016cm" svg:x="23.135cm" svg:y="17.7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16cm" svg:height="5.588cm" svg:x="20.732cm" svg:y="2.54cm">
          <draw:image xlink:href="Pictures/1000020100000235000002F790C430D740DFC2BC.png" xlink:type="simple" xlink:show="embed" xlink:actuate="onLoad">
            <text:p/>
          </draw:image>
        </draw:frame>
        <draw:custom-shape draw:style-name="gr11" draw:text-style-name="P3" draw:layer="layout" svg:width="4.064cm" svg:height="1.27cm" svg:x="18.542cm" svg:y="9.144cm">
          <text:p text:style-name="P3">Stats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064cm" svg:height="1.27cm" svg:x="18.542cm" svg:y="10.644cm">
          <text:p text:style-name="P3">Inventory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064cm" svg:height="1.27cm" svg:x="18.542cm" svg:y="12.144cm">
          <text:p text:style-name="P3">Skill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yer</text:p>
                <text:list>
                  <text:list-item>
                    <text:p>Lvl</text:p>
                  </text:list-item>
                  <text:list-item>
                    <text:p>Base Health</text:p>
                  </text:list-item>
                  <text:list-item>
                    <text:p>Base Mana or Base Energy</text:p>
                  </text:list-item>
                  <text:list-item>
                    <text:p>Race</text:p>
                  </text:list-item>
                  <text:list-item>
                    <text:p>Base Strength</text:p>
                  </text:list-item>
                  <text:list-item>
                    <text:p>Base Agility </text:p>
                  </text:list-item>
                  <text:list-item>
                    <text:p>Base Vitality</text:p>
                  </text:list-item>
                  <text:list-item>
                    <text:p>Base Intellig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6" draw:layer="layout" svg:width="10.885cm" svg:height="20.999cm" svg:x="17.564cm" svg:y="0.001cm">
          <draw:image xlink:href="Pictures/100002010000026C000004AC9E5C98936CD891B5.png" xlink:type="simple" xlink:show="embed" xlink:actuate="onLoad">
            <text:p/>
          </draw:image>
        </draw:frame>
        <draw:custom-shape draw:style-name="gr12" draw:text-style-name="P8" draw:layer="layout" svg:width="9.144cm" svg:height="6.858cm" svg:x="18.542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0.242cm" svg:y="9.9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1.778cm" svg:x="22.142cm" svg:y="9.9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778cm" svg:height="1.778cm" svg:x="18.342cm" svg:y="11.8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0.242cm" svg:y="11.8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2.142cm" svg:y="11.8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4.042cm" svg:y="11.8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778cm" svg:height="1.778cm" svg:x="25.942cm" svg:y="11.806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18.342cm" svg:y="13.7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0.242cm" svg:y="13.7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2.142cm" svg:y="13.7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4.042cm" svg:y="13.7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18.342cm" svg:y="15.6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0.242cm" svg:y="15.6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2.142cm" svg:y="15.6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4.042cm" svg:y="15.6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5.942cm" svg:y="13.7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778cm" svg:height="1.778cm" svg:x="25.942cm" svg:y="15.6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483cm" svg:height="1.27cm" svg:x="20.442cm" svg:y="10.206cm">
          <draw:image xlink:href="Pictures/100002010000043100000397022C322E37CAE228.png" xlink:type="simple" xlink:show="embed" xlink:actuate="onLoad">
            <text:p/>
          </draw:image>
        </draw:frame>
        <draw:custom-shape draw:style-name="gr17" draw:text-style-name="P11" draw:layer="layout" svg:width="1.778cm" svg:height="1.778cm" svg:x="20.242cm" svg:y="9.9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1.778cm" svg:x="18.342cm" svg:y="9.90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.985cm" svg:height="1.775cm" svg:x="18.277cm" svg:y="9.909cm">
          <draw:image xlink:href="Pictures/100002010000001300000011538AFB3156793F98.png" xlink:type="simple" xlink:show="embed" xlink:actuate="onLoad">
            <text:p/>
          </draw:image>
        </draw:frame>
        <draw:custom-shape draw:style-name="gr17" draw:text-style-name="P11" draw:layer="layout" svg:width="1.778cm" svg:height="1.778cm" svg:x="18.638cm" svg:y="2.372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.661cm" svg:height="1.763cm" svg:x="18.755cm" svg:y="2.372cm">
          <draw:image xlink:href="Pictures/100002010000001000000011DF1C05EFDF2F9A9F.png" xlink:type="simple" xlink:show="embed" xlink:actuate="onLoad">
            <text:p/>
          </draw:image>
        </draw:frame>
        <draw:frame draw:style-name="gr18" draw:text-style-name="P3" draw:layer="layout" svg:width="1.893cm" svg:height="1.785cm" svg:x="20.242cm" svg:y="9.909cm">
          <draw:image xlink:href="Pictures/100002010000001200000011891F86251DC030B0.png" xlink:type="simple" xlink:show="embed" xlink:actuate="onLoad">
            <text:p/>
          </draw:image>
        </draw:frame>
        <draw:frame draw:style-name="gr18" draw:text-style-name="P3" draw:layer="layout" svg:width="1.812cm" svg:height="1.812cm" svg:x="22.108cm" svg:y="10.009cm">
          <draw:image xlink:href="Pictures/100002010000001300000013B834E0F8C1783679.png" xlink:type="simple" xlink:show="embed" xlink:actuate="onLoad">
            <text:p/>
          </draw:image>
        </draw:frame>
        <draw:custom-shape draw:style-name="gr17" draw:text-style-name="P11" draw:layer="layout" svg:width="1.778cm" svg:height="1.778cm" svg:x="24.043cm" svg:y="9.90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.812cm" svg:height="1.812cm" svg:x="24.009cm" svg:y="10.009cm">
          <draw:image xlink:href="Pictures/100002010000001300000013B834E0F8C1783679.png" xlink:type="simple" xlink:show="embed" xlink:actuate="onLoad">
            <text:p/>
          </draw:image>
        </draw:frame>
        <draw:custom-shape draw:style-name="gr15" draw:text-style-name="P10" draw:layer="layout" svg:width="1.778cm" svg:height="1.778cm" svg:x="25.943cm" svg:y="9.90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.812cm" svg:height="1.812cm" svg:x="25.909cm" svg:y="9.994cm">
          <draw:image xlink:href="Pictures/100002010000001300000013B834E0F8C1783679.png" xlink:type="simple" xlink:show="embed" xlink:actuate="onLoad">
            <text:p/>
          </draw:image>
        </draw:frame>
        <draw:frame draw:style-name="gr18" draw:text-style-name="P3" draw:layer="layout" svg:width="1.519cm" svg:height="1.519cm" svg:x="18.542cm" svg:y="11.943cm">
          <draw:image xlink:href="Pictures/1000020100000012000000126A1083B06CAD091A.png" xlink:type="simple" xlink:show="embed" xlink:actuate="onLoad">
            <text:p/>
          </draw:image>
        </draw:frame>
        <draw:custom-shape draw:style-name="gr14" draw:text-style-name="P9" draw:layer="layout" svg:width="1.778cm" svg:height="1.778cm" svg:x="18.643cm" svg:y="4.30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.812cm" svg:height="1.812cm" svg:x="18.609cm" svg:y="4.409cm">
          <draw:image xlink:href="Pictures/100002010000001300000013B834E0F8C1783679.png" xlink:type="simple" xlink:show="embed" xlink:actuate="onLoad">
            <text:p/>
          </draw:image>
        </draw:frame>
        <draw:frame draw:style-name="gr18" draw:text-style-name="P3" draw:layer="layout" svg:width="1.955cm" svg:height="1.611cm" svg:x="20.187cm" svg:y="11.851cm">
          <draw:image xlink:href="Pictures/10000201000000110000000E8D4FEE0639571A3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13:09:34.845919219</meta:creation-date>
    <dc:date>2016-09-13T15:40:19.468047931</dc:date>
    <meta:editing-duration>PT27M35S</meta:editing-duration>
    <meta:editing-cycles>4</meta:editing-cycles>
    <meta:generator>LibreOffice/5.1.4.2$Linux_X86_64 LibreOffice_project/10m0$Build-2</meta:generator>
    <meta:document-statistic meta:object-count="84"/>
  </office:meta>
</office:document-meta>
</file>